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fo:background-color="#e0e0e0" loext:padding="0cm" loext:border="none"/>
    </style:style>
    <style:style style:name="P2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3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fo:orphans="2" fo:widows="2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4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cm" loext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12.6000003814697pt" fo:letter-spacing="normal" fo:font-style="normal" fo:font-weight="normal" loext:padding="0cm" loext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1" style:family="paragraph" style:parent-style-name="Text_20_body" style:list-style-name="L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2" style:family="paragraph" style:parent-style-name="Text_20_body" style:list-style-name="L3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3" style:family="paragraph" style:parent-style-name="Text_20_body" style:list-style-name="L4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4" style:family="paragraph" style:parent-style-name="Text_20_body" style:list-style-name="L5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1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1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9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style:font-name="courier new" fo:font-size="9pt"/>
    </style:style>
    <style:style style:name="T2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style:font-name="MathJax Math-italic" fo:font-size="6.59999990463257pt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style:text-underline-style="none" style:text-blinking="false"/>
    </style:style>
    <style:style style:name="T5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6" style:family="text">
      <style:text-properties fo:color="#000000" loext:opacity="100%" style:text-line-through-style="none" style:text-line-through-type="none" style:font-name="MathJax Main" fo:font-size="6.59999990463257pt" style:text-underline-style="none" style:text-blinking="false"/>
    </style:style>
    <style:style style:name="T7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T8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ake it Alternating</text:p>
      <text:p text:style-name="P6">time limit per test</text:p>
      <text:p text:style-name="P7">2 seconds</text:p>
      <text:p text:style-name="P6">memory limit per test</text:p>
      <text:p text:style-name="P7">256 megabytes</text:p>
      <text:p text:style-name="P6">input</text:p>
      <text:p text:style-name="P7">standard input</text:p>
      <text:p text:style-name="P6">output</text:p>
      <text:p text:style-name="P8">standard output</text:p>
      <text:p text:style-name="P9">You are given a binary string <text:bookmark text:name="MathJax-Element-1-Frame"/><text:bookmark text:name="MathJax-Span-1"/><text:bookmark text:name="MathJax-Span-2"/><text:bookmark text:name="MathJax-Span-3"/><text:span text:style-name="T2">s</text:span><text:span text:style-name="T4">�</text:span>. A binary string is a string consisting of characters <text:span text:style-name="T1">0</text:span> and/or <text:span text:style-name="T1">1</text:span>.</text:p>
      <text:p text:style-name="P9">You can perform the following operation on <text:bookmark text:name="MathJax-Element-2-Frame"/><text:bookmark text:name="MathJax-Span-4"/><text:bookmark text:name="MathJax-Span-5"/><text:bookmark text:name="MathJax-Span-6"/><text:span text:style-name="T2">s</text:span><text:span text:style-name="T4">�</text:span> any number of times <text:span text:style-name="T8">(even zero)</text:span>:</text:p>
      <text:list xml:id="list2069084810" text:style-name="L1">
        <text:list-item>
          <text:p text:style-name="P10">choose an integer <text:bookmark text:name="MathJax-Element-3-Frame"/><text:bookmark text:name="MathJax-Span-7"/><text:bookmark text:name="MathJax-Span-8"/><text:bookmark text:name="MathJax-Span-9"/><text:span text:style-name="T2">i</text:span><text:span text:style-name="T4">�</text:span> such that <text:bookmark text:name="MathJax-Element-4-Frame"/><text:bookmark text:name="MathJax-Span-10"/><text:bookmark text:name="MathJax-Span-11"/><text:bookmark text:name="MathJax-Span-12"/><text:span text:style-name="T5">1</text:span><text:bookmark text:name="MathJax-Span-13"/><text:span text:style-name="T7">≤</text:span><text:bookmark text:name="MathJax-Span-14"/><text:span text:style-name="T2">i</text:span><text:bookmark text:name="MathJax-Span-15"/><text:span text:style-name="T7">≤</text:span><text:bookmark text:name="MathJax-Span-16"/><text:bookmark text:name="MathJax-Span-17"/><text:bookmark text:name="MathJax-Span-18"/><text:span text:style-name="T5">|</text:span><text:bookmark text:name="MathJax-Span-19"/><text:span text:style-name="T2">s</text:span><text:bookmark text:name="MathJax-Span-20"/><text:bookmark text:name="MathJax-Span-21"/><text:bookmark text:name="MathJax-Span-22"/><text:span text:style-name="T5">|</text:span><text:span text:style-name="T4">1≤�≤|�|</text:span>, then erase the character <text:bookmark text:name="MathJax-Element-5-Frame"/><text:bookmark text:name="MathJax-Span-23"/><text:bookmark text:name="MathJax-Span-24"/><text:bookmark text:name="MathJax-Span-25"/><text:bookmark text:name="MathJax-Span-26"/><text:span text:style-name="T2">s</text:span><text:bookmark text:name="MathJax-Span-27"/><text:span text:style-name="T3">i</text:span><text:span text:style-name="T4">��</text:span>.</text:p>
        </text:list-item>
      </text:list>
      <text:p text:style-name="P9">You have to make <text:bookmark text:name="MathJax-Element-6-Frame"/><text:bookmark text:name="MathJax-Span-28"/><text:bookmark text:name="MathJax-Span-29"/><text:bookmark text:name="MathJax-Span-30"/><text:span text:style-name="T2">s</text:span><text:span text:style-name="T4">�</text:span> alternating, i. e. after you perform the operations, every two adjacent characters in <text:bookmark text:name="MathJax-Element-7-Frame"/><text:bookmark text:name="MathJax-Span-31"/><text:bookmark text:name="MathJax-Span-32"/><text:bookmark text:name="MathJax-Span-33"/><text:span text:style-name="T2">s</text:span><text:span text:style-name="T4">�</text:span> should be different.</text:p>
      <text:p text:style-name="P15">Your goal is to calculate two values:</text:p>
      <text:list xml:id="list94240244" text:style-name="L2">
        <text:list-item>
          <text:p text:style-name="P11">the minimum number of operations required to make <text:bookmark text:name="MathJax-Element-8-Frame"/><text:bookmark text:name="MathJax-Span-34"/><text:bookmark text:name="MathJax-Span-35"/><text:bookmark text:name="MathJax-Span-36"/><text:span text:style-name="T2">s</text:span><text:span text:style-name="T4">�</text:span> alternating;</text:p>
        </text:list-item>
        <text:list-item>
          <text:p text:style-name="P11">the number of different <text:span text:style-name="T8">shortest</text:span> sequences of operations that make <text:bookmark text:name="MathJax-Element-9-Frame"/><text:bookmark text:name="MathJax-Span-37"/><text:bookmark text:name="MathJax-Span-38"/><text:bookmark text:name="MathJax-Span-39"/><text:span text:style-name="T2">s</text:span><text:span text:style-name="T4">�</text:span> alternating. Two sequences of operations are different if in at least one operation, the chosen integer <text:bookmark text:name="MathJax-Element-10-Frame"/><text:bookmark text:name="MathJax-Span-40"/><text:bookmark text:name="MathJax-Span-41"/><text:bookmark text:name="MathJax-Span-42"/><text:span text:style-name="T2">i</text:span><text:span text:style-name="T4">�</text:span> is different in these two sequences.</text:p>
        </text:list-item>
      </text:list>
      <text:p text:style-name="P17">Input</text:p>
      <text:p text:style-name="P9">The first line contains one integer <text:bookmark text:name="MathJax-Element-11-Frame"/><text:bookmark text:name="MathJax-Span-43"/><text:bookmark text:name="MathJax-Span-44"/><text:bookmark text:name="MathJax-Span-45"/><text:span text:style-name="T2">t</text:span><text:span text:style-name="T4">�</text:span> (<text:bookmark text:name="MathJax-Element-12-Frame"/><text:bookmark text:name="MathJax-Span-46"/><text:bookmark text:name="MathJax-Span-47"/><text:bookmark text:name="MathJax-Span-48"/><text:span text:style-name="T5">1</text:span><text:bookmark text:name="MathJax-Span-49"/><text:span text:style-name="T7">≤</text:span><text:bookmark text:name="MathJax-Span-50"/><text:span text:style-name="T2">t</text:span><text:bookmark text:name="MathJax-Span-51"/><text:span text:style-name="T7">≤</text:span><text:bookmark text:name="MathJax-Span-52"/><text:bookmark text:name="MathJax-Span-53"/><text:span text:style-name="T5">10</text:span><text:bookmark text:name="MathJax-Span-54"/><text:span text:style-name="T6">4</text:span><text:span text:style-name="T4">1≤�≤104</text:span>) — the number of test cases.</text:p>
      <text:p text:style-name="P9">Each test case consists of one line containing the string <text:bookmark text:name="MathJax-Element-13-Frame"/><text:bookmark text:name="MathJax-Span-55"/><text:bookmark text:name="MathJax-Span-56"/><text:bookmark text:name="MathJax-Span-57"/><text:span text:style-name="T2">s</text:span><text:span text:style-name="T4">�</text:span> (<text:bookmark text:name="MathJax-Element-14-Frame"/><text:bookmark text:name="MathJax-Span-58"/><text:bookmark text:name="MathJax-Span-59"/><text:bookmark text:name="MathJax-Span-60"/><text:span text:style-name="T5">1</text:span><text:bookmark text:name="MathJax-Span-61"/><text:span text:style-name="T7">≤</text:span><text:bookmark text:name="MathJax-Span-62"/><text:bookmark text:name="MathJax-Span-63"/><text:bookmark text:name="MathJax-Span-64"/><text:span text:style-name="T5">|</text:span><text:bookmark text:name="MathJax-Span-65"/><text:span text:style-name="T2">s</text:span><text:bookmark text:name="MathJax-Span-66"/><text:bookmark text:name="MathJax-Span-67"/><text:bookmark text:name="MathJax-Span-68"/><text:span text:style-name="T5">|</text:span><text:bookmark text:name="MathJax-Span-69"/><text:span text:style-name="T7">≤</text:span><text:bookmark text:name="MathJax-Span-70"/><text:span text:style-name="T5">2</text:span><text:bookmark text:name="MathJax-Span-71"/><text:span text:style-name="T7">⋅</text:span><text:bookmark text:name="MathJax-Span-72"/><text:bookmark text:name="MathJax-Span-73"/><text:span text:style-name="T5">10</text:span><text:bookmark text:name="MathJax-Span-74"/><text:span text:style-name="T6">5</text:span><text:span text:style-name="T4">1≤|�|≤2⋅105</text:span>). The string <text:bookmark text:name="MathJax-Element-15-Frame"/><text:bookmark text:name="MathJax-Span-75"/><text:bookmark text:name="MathJax-Span-76"/><text:bookmark text:name="MathJax-Span-77"/><text:span text:style-name="T2">s</text:span><text:span text:style-name="T4">�</text:span> consists of characters <text:span text:style-name="T1">0</text:span> and/or <text:span text:style-name="T1">1</text:span> only.</text:p>
      <text:p text:style-name="P15">Additional constraint on the input:</text:p>
      <text:list xml:id="list1500498490" text:style-name="L3">
        <text:list-item>
          <text:p text:style-name="P12">the total length of strings <text:bookmark text:name="MathJax-Element-16-Frame"/><text:bookmark text:name="MathJax-Span-78"/><text:bookmark text:name="MathJax-Span-79"/><text:bookmark text:name="MathJax-Span-80"/><text:span text:style-name="T2">s</text:span><text:span text:style-name="T4">�</text:span> over all test cases does not exceed <text:bookmark text:name="MathJax-Element-17-Frame"/><text:bookmark text:name="MathJax-Span-81"/><text:bookmark text:name="MathJax-Span-82"/><text:bookmark text:name="MathJax-Span-83"/><text:span text:style-name="T5">2</text:span><text:bookmark text:name="MathJax-Span-84"/><text:span text:style-name="T7">⋅</text:span><text:bookmark text:name="MathJax-Span-85"/><text:bookmark text:name="MathJax-Span-86"/><text:span text:style-name="T5">10</text:span><text:bookmark text:name="MathJax-Span-87"/><text:span text:style-name="T6">5</text:span><text:span text:style-name="T4">2⋅105</text:span>.</text:p>
        </text:list-item>
      </text:list>
      <text:p text:style-name="P17">Output</text:p>
      <text:p text:style-name="P9">For each test case, print two integers: the minimum number of operations you have to perform, and the number of different shortest sequences of operations. Since the second number might be large, print its remainder modulo <text:bookmark text:name="MathJax-Element-18-Frame"/><text:bookmark text:name="MathJax-Span-88"/><text:bookmark text:name="MathJax-Span-89"/><text:bookmark text:name="MathJax-Span-90"/><text:span text:style-name="T5">998244353</text:span><text:span text:style-name="T4">998244353</text:span>.</text:p>
      <text:p text:style-name="P16">Example</text:p>
      <text:p text:style-name="P18">input</text:p>
      <text:section text:style-name="Sect1" text:name="id005899884911545494">
        <text:p text:style-name="P19">Copy</text:p>
      </text:section>
      <text:p text:style-name="P1"><text:bookmark text:name="id0026320419387508975"/>3</text:p>
      <text:p text:style-name="P4">10010</text:p>
      <text:p text:style-name="P1">111</text:p>
      <text:p text:style-name="P4">0101</text:p>
      <text:p text:style-name="P18">output</text:p>
      <text:section text:style-name="Sect1" text:name="id005893447470118147">
        <text:p text:style-name="P19">Copy</text:p>
      </text:section>
      <text:p text:style-name="P2"><text:bookmark text:name="id0005823360127426991"/>1 2</text:p>
      <text:p text:style-name="P3">2 6</text:p>
      <text:p text:style-name="P3">0 1</text:p>
      <text:p text:style-name="P17">Note</text:p>
      <text:p text:style-name="P15">In the first test case of the example, the shortest sequences of operations are:</text:p>
      <text:list xml:id="list2649452053" text:style-name="L4">
        <text:list-item>
          <text:p text:style-name="P13"><text:bookmark text:name="MathJax-Element-19-Frame"/><text:bookmark text:name="MathJax-Span-91"/><text:bookmark text:name="MathJax-Span-92"/><text:bookmark text:name="MathJax-Span-93"/><text:span text:style-name="T5">[</text:span><text:bookmark text:name="MathJax-Span-94"/><text:span text:style-name="T5">2</text:span><text:bookmark text:name="MathJax-Span-95"/><text:span text:style-name="T5">]</text:span><text:span text:style-name="T4">[2]</text:span> (delete the <text:bookmark text:name="MathJax-Element-20-Frame"/><text:bookmark text:name="MathJax-Span-96"/><text:bookmark text:name="MathJax-Span-97"/><text:bookmark text:name="MathJax-Span-98"/><text:span text:style-name="T5">2</text:span><text:span text:style-name="T4">2</text:span>-nd character);</text:p>
        </text:list-item>
        <text:list-item>
          <text:p text:style-name="P13"><text:bookmark text:name="MathJax-Element-21-Frame"/><text:bookmark text:name="MathJax-Span-99"/><text:bookmark text:name="MathJax-Span-100"/><text:bookmark text:name="MathJax-Span-101"/><text:span text:style-name="T5">[</text:span><text:bookmark text:name="MathJax-Span-102"/><text:span text:style-name="T5">3</text:span><text:bookmark text:name="MathJax-Span-103"/><text:span text:style-name="T5">]</text:span><text:span text:style-name="T4">[3]</text:span> (delete the <text:bookmark text:name="MathJax-Element-22-Frame"/><text:bookmark text:name="MathJax-Span-104"/><text:bookmark text:name="MathJax-Span-105"/><text:bookmark text:name="MathJax-Span-106"/><text:span text:style-name="T5">3</text:span><text:span text:style-name="T4">3</text:span>-rd character).</text:p>
        </text:list-item>
      </text:list>
      <text:p text:style-name="P15">In the second test case of the example, the shortest sequences of operations are:</text:p>
      <text:list xml:id="list229105963" text:style-name="L5">
        <text:list-item>
          <text:p text:style-name="P14"><text:bookmark text:name="MathJax-Element-23-Frame"/><text:bookmark text:name="MathJax-Span-107"/><text:bookmark text:name="MathJax-Span-108"/><text:bookmark text:name="MathJax-Span-109"/><text:span text:style-name="T5">[</text:span><text:bookmark text:name="MathJax-Span-110"/><text:span text:style-name="T5">2</text:span><text:bookmark text:name="MathJax-Span-111"/><text:span text:style-name="T5">,</text:span><text:bookmark text:name="MathJax-Span-112"/><text:span text:style-name="T5">1</text:span><text:bookmark text:name="MathJax-Span-113"/><text:span text:style-name="T5">]</text:span><text:span text:style-name="T4">[2,1]</text:span> (delete the <text:bookmark text:name="MathJax-Element-24-Frame"/><text:bookmark text:name="MathJax-Span-114"/><text:bookmark text:name="MathJax-Span-115"/><text:bookmark text:name="MathJax-Span-116"/><text:span text:style-name="T5">2</text:span><text:span text:style-name="T4">2</text:span>-nd character, then delete the <text:bookmark text:name="MathJax-Element-25-Frame"/><text:bookmark text:name="MathJax-Span-117"/><text:bookmark text:name="MathJax-Span-118"/><text:bookmark text:name="MathJax-Span-119"/><text:span text:style-name="T5">1</text:span><text:span text:style-name="T4">1</text:span>-st character);</text:p>
        </text:list-item>
        <text:list-item>
          <text:p text:style-name="P14"><text:bookmark text:name="MathJax-Element-26-Frame"/><text:bookmark text:name="MathJax-Span-120"/><text:bookmark text:name="MathJax-Span-121"/><text:bookmark text:name="MathJax-Span-122"/><text:span text:style-name="T5">[</text:span><text:bookmark text:name="MathJax-Span-123"/><text:span text:style-name="T5">2</text:span><text:bookmark text:name="MathJax-Span-124"/><text:span text:style-name="T5">,</text:span><text:bookmark text:name="MathJax-Span-125"/><text:span text:style-name="T5">2</text:span><text:bookmark text:name="MathJax-Span-126"/><text:span text:style-name="T5">]</text:span><text:span text:style-name="T4">[2,2]</text:span>;</text:p>
        </text:list-item>
        <text:list-item>
          <text:p text:style-name="P14"><text:bookmark text:name="MathJax-Element-27-Frame"/><text:bookmark text:name="MathJax-Span-127"/><text:bookmark text:name="MathJax-Span-128"/><text:bookmark text:name="MathJax-Span-129"/><text:span text:style-name="T5">[</text:span><text:bookmark text:name="MathJax-Span-130"/><text:span text:style-name="T5">1</text:span><text:bookmark text:name="MathJax-Span-131"/><text:span text:style-name="T5">,</text:span><text:bookmark text:name="MathJax-Span-132"/><text:span text:style-name="T5">1</text:span><text:bookmark text:name="MathJax-Span-133"/><text:span text:style-name="T5">]</text:span><text:span text:style-name="T4">[1,1]</text:span>;</text:p>
        </text:list-item>
        <text:list-item>
          <text:p text:style-name="P14"><text:bookmark text:name="MathJax-Element-28-Frame"/><text:bookmark text:name="MathJax-Span-134"/><text:bookmark text:name="MathJax-Span-135"/><text:bookmark text:name="MathJax-Span-136"/><text:span text:style-name="T5">[</text:span><text:bookmark text:name="MathJax-Span-137"/><text:span text:style-name="T5">1</text:span><text:bookmark text:name="MathJax-Span-138"/><text:span text:style-name="T5">,</text:span><text:bookmark text:name="MathJax-Span-139"/><text:span text:style-name="T5">2</text:span><text:bookmark text:name="MathJax-Span-140"/><text:span text:style-name="T5">]</text:span><text:span text:style-name="T4">[1,2]</text:span>;</text:p>
        </text:list-item>
        <text:list-item>
          <text:p text:style-name="P14"><text:bookmark text:name="MathJax-Element-29-Frame"/><text:bookmark text:name="MathJax-Span-141"/><text:bookmark text:name="MathJax-Span-142"/><text:bookmark text:name="MathJax-Span-143"/><text:span text:style-name="T5">[</text:span><text:bookmark text:name="MathJax-Span-144"/><text:span text:style-name="T5">3</text:span><text:bookmark text:name="MathJax-Span-145"/><text:span text:style-name="T5">,</text:span><text:bookmark text:name="MathJax-Span-146"/><text:span text:style-name="T5">1</text:span><text:bookmark text:name="MathJax-Span-147"/><text:span text:style-name="T5">]</text:span><text:span text:style-name="T4">[3,1]</text:span>;</text:p>
        </text:list-item>
        <text:list-item>
          <text:p text:style-name="P14"><text:bookmark text:name="MathJax-Element-30-Frame"/><text:bookmark text:name="MathJax-Span-148"/><text:bookmark text:name="MathJax-Span-149"/><text:bookmark text:name="MathJax-Span-150"/><text:span text:style-name="T5">[</text:span><text:bookmark text:name="MathJax-Span-151"/><text:span text:style-name="T5">3</text:span><text:bookmark text:name="MathJax-Span-152"/><text:span text:style-name="T5">,</text:span><text:bookmark text:name="MathJax-Span-153"/><text:span text:style-name="T5">2</text:span><text:bookmark text:name="MathJax-Span-154"/><text:span text:style-name="T5">]</text:span><text:span text:style-name="T4">[3,2]</text:span>.</text:p>
        </text:list-item>
      </text:list>
      <text:p text:style-name="P9">In the third test case of the example, the only shortest sequence of operations is <text:bookmark text:name="MathJax-Element-31-Frame"/><text:bookmark text:name="MathJax-Span-155"/><text:bookmark text:name="MathJax-Span-156"/><text:bookmark text:name="MathJax-Span-157"/><text:span text:style-name="T5">[</text:span><text:bookmark text:name="MathJax-Span-158"/><text:span text:style-name="T5">]</text:span><text:span text:style-name="T4">[]</text:span> (empty sequence)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4T12:45:32.151000000</dc:date>
    <meta:editing-duration>PT6S</meta:editing-duration>
    <meta:editing-cycles>1</meta:editing-cycles>
    <meta:document-statistic meta:table-count="0" meta:image-count="0" meta:object-count="0" meta:page-count="1" meta:paragraph-count="47" meta:word-count="331" meta:character-count="1937" meta:non-whitespace-character-count="1664"/>
    <meta:generator>LibreOffice/7.2.2.2$Windows_X86_64 LibreOffice_project/02b2acce88a210515b4a5bb2e46cbfb63fe97d56</meta:generator>
  </office:meta>
</office:document-meta>
</file>